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 fo:font-size="16pt" style:text-underline-style="solid" style:text-underline-width="auto" style:text-underline-color="font-color" officeooo:rsid="001be5f9" officeooo:paragraph-rsid="001be5f9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Lucida Console" fo:font-size="16pt" style:text-underline-style="none" officeooo:rsid="001be5f9" officeooo:paragraph-rsid="001be5f9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Lucida Console" fo:font-size="14pt" style:text-underline-style="none" officeooo:rsid="001be5f9" officeooo:paragraph-rsid="001be5f9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ucida Console" fo:font-size="16pt" style:text-underline-style="solid" style:text-underline-width="auto" style:text-underline-color="font-color" officeooo:rsid="001be5f9" officeooo:paragraph-rsid="001be5f9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ucida Console" fo:font-size="16pt" style:text-underline-style="none" officeooo:rsid="001cc181" officeooo:paragraph-rsid="001cc181" style:font-size-asian="16pt" style:font-size-complex="16pt"/>
    </style:style>
    <style:style style:name="T1" style:family="text">
      <style:text-properties officeooo:rsid="001e4c18"/>
    </style:style>
    <style:style style:name="T2" style:family="text">
      <style:text-properties fo:color="#c9211e" loext:opacity="100%" officeooo:rsid="001e4c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S Corporate Training</text:p>
      <text:p text:style-name="P1"/>
      <text:p text:style-name="P1">Assessment-1</text:p>
      <text:p text:style-name="P1"/>
      <text:p text:style-name="P1">Date: 14-Dec-2022<text:tab/><text:tab/><text:tab/><text:tab/><text:tab/>Time : 0.5 hours</text:p>
      <text:p text:style-name="P1"><text:span text:style-name="T1">Marks: 25<text:tab/><text:tab/><text:tab/><text:tab/><text:tab/><text:tab/></text:span>(10:15 to 10:45 AM)</text:p>
      <text:p text:style-name="P5"/>
      <text:p text:style-name="P5">Follow all coding standards. </text:p>
      <text:p text:style-name="P2"/>
      <text:p text:style-name="P3">1. create classes for the following inheritance hierarchy.<text:tab/><text:span text:style-name="T2">(15 Marks)</text:span></text:p>
      <text:p text:style-name="P3"/>
      <text:p text:style-name="P3"><text:tab/><text:tab/><text:tab/><text:tab/><text:tab/>Account </text:p>
      <text:p text:style-name="P3"><text:tab/><text:tab/><text:tab/>(acno, acholdername, balance)</text:p>
      <text:p text:style-name="P3"/>
      <text:p text:style-name="P3"><text:tab/><text:tab/><text:tab/><text:tab/><text:tab/><text:tab/>↑</text:p>
      <text:p text:style-name="P3">SavingsAccount<text:tab/><text:tab/><text:tab/><text:tab/><text:tab/><text:tab/>FixedDepositAccount</text:p>
      <text:p text:style-name="P3">(deposit(), withdraw())<text:tab/><text:tab/><text:tab/><text:tab/>(depositDate, <text:tab/><text:tab/><text:tab/><text:tab/><text:tab/><text:tab/><text:tab/><text:tab/><text:tab/><text:tab/>TenureInMonths)</text:p>
      <text:p text:style-name="P3"/>
      <text:p text:style-name="P3">Use the polymorphism in the Application program to handle these classes.</text:p>
      <text:p text:style-name="P3"/>
      <text:p text:style-name="P3"/>
      <text:p text:style-name="P3">_________________________________________________________</text:p>
      <text:p text:style-name="P3"/>
      <text:p text:style-name="P3">2. write the SQL queries for the following requirement.</text:p>
      <text:p text:style-name="P3">Create the following table structures. <text:span text:style-name="T2">(10 Marks)</text:span></text:p>
      <text:p text:style-name="P3"/>
      <text:p text:style-name="P3">Employees table:</text:p>
      <text:p text:style-name="P3"><text:tab/>employee_id <text:s text:c="3"/>integer <text:s text:c="2"/>primary key</text:p>
      <text:p text:style-name="P3"><text:tab/>first_name <text:s text:c="4"/>string <text:s text:c="3"/>not null</text:p>
      <text:p text:style-name="P3"><text:tab/>hire_Date <text:s text:c="5"/>date <text:s text:c="5"/></text:p>
      <text:p text:style-name="P3"><text:tab/>salary <text:s text:c="8"/>fractional <text:s/>min.salary must be 10000.</text:p>
      <text:p text:style-name="P3"><text:s text:c="4"/>department_id <text:s/>integer <text:s text:c="2"/>foreign key</text:p>
      <text:p text:style-name="P3"/>
      <text:p text:style-name="P3">Departments table:</text:p>
      <text:p text:style-name="P3"><text:tab/>department_id <text:s/>integer <text:s text:c="2"/>primary key</text:p>
      <text:p text:style-name="P3"><text:s text:c="4"/>department_name <text:s/>string <text:s/>uniqu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4T09:10:50.245000000</meta:creation-date>
    <dc:date>2022-12-14T10:27:08.674000000</dc:date>
    <meta:editing-duration>PT24M52S</meta:editing-duration>
    <meta:editing-cycles>3</meta:editing-cycles>
    <meta:generator>LibreOffice/7.2.6.2$Windows_X86_64 LibreOffice_project/b0ec3a565991f7569a5a7f5d24fed7f52653d754</meta:generator>
    <meta:document-statistic meta:table-count="0" meta:image-count="0" meta:object-count="0" meta:page-count="1" meta:paragraph-count="25" meta:word-count="100" meta:character-count="891" meta:non-whitespace-character-count="718"/>
  </office:meta>
</office:document-meta>
</file>